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.009cm" fo:margin-left="0cm" fo:margin-right="-0.009cm" table:align="margins"/>
    </style:style>
    <style:style style:name="tabAyantDroit.A" style:family="table-column">
      <style:table-column-properties style:column-width="16.912cm" style:rel-column-width="9588*"/>
    </style:style>
    <style:style style:name="tabAyantDroit.B" style:family="table-column">
      <style:table-column-properties style:column-width="0.097cm" style:rel-column-width="55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DefaultSol">
      <style:paragraph-properties fo:line-height="100%"/>
      <style:text-properties style:font-name="Arial" fo:font-size="11pt" style:font-size-asian="11pt" style:font-size-complex="11pt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DefaultMembreFamilles">
      <style:text-properties style:font-name="Arial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2"/>
          </table:table-cell>
          <table:table-cell table:style-name="tabAyantDroit.A1" office:value-type="string">
            <text:p text:style-name="P12"/>
          </table:table-cell>
        </table:table-row>
        <table:table-row table:style-name="tabAyantDroit.2">
          <table:table-cell table:style-name="tabAyantDroit.A1" office:value-type="string">
            <text:p text:style-name="P12">%{ayantDroit}% %=AYANT_DROIT_LIBELLE=% %=AYANT_DROIT=%</text:p>
          </table:table-cell>
          <table:table-cell table:style-name="tabAyantDroit.A1" office:value-type="string">
            <text:p text:style-name="P12"/>
          </table:table-cell>
        </table:table-row>
      </table:table>
      <text:p text:style-name="P17"/>
      <text:p text:style-name="P2">%=remLineWhenBlank(RECAP_PC_TITRE,1)=%</text:p>
      <text:p text:style-name="P4">%=remLineWhenBlank(RECAP_PC_TEXTE,1)=%</text:p>
      <text:p text:style-name="P4"/>
      <text:p text:style-name="P5"/>
      <text:p text:style-name="P11"><text:span text:style-name="T2">%#include </text:span><text:span text:style-name="T1">blocRecapPca</text:span><text:span text:style-name="T2">#%</text:span></text:p>
      <text:p text:style-name="P11"><text:span text:style-name="T2">%#include </text:span><text:span text:style-name="T1">blocPrestVerses</text:span><text:span text:style-name="T2">#%</text:span></text:p>
      <text:p text:style-name="P11"><text:span text:style-name="T2">%#include </text:span><text:span text:style-name="T3">blocCreanciers</text:span><text:span text:style-name="T2">#%</text:span></text:p>
      <text:p text:style-name="P11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4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6">%=LIBELLE_SOLDE=%</text:p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5">%=CHF_SOLDE=%</text:p>
          </table:table-cell>
          <table:table-cell table:style-name="Tableau3.A1" office:value-type="string">
            <text:p text:style-name="P15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6"/>
      <text:p text:style-name="P10">%=remLineWhenBlank(REMARQUE_TITLE,1)=%</text:p>
      <text:p text:style-name="P8">%=remLineWhenBlank(REMARQUE_DECOMPTE,1)=%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5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16-12-05T11:09:11.47</dc:date>
    <meta:editing-cycles>53</meta:editing-cycles>
    <meta:editing-duration>PT3H21M32S</meta:editing-duration>
    <meta:document-statistic meta:table-count="3" meta:image-count="0" meta:object-count="0" meta:page-count="1" meta:paragraph-count="20" meta:word-count="28" meta:character-count="626"/>
    <meta:user-defined meta:name="Info 1"/>
    <meta:user-defined meta:name="Info 2"/>
    <meta:user-defined meta:name="Info 3"/>
    <meta:user-defined meta:name="Info 4"/>
  </office:meta>
</office:document-meta>
</file>